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en" fo:country="ZA" officeooo:rsid="00178637" officeooo:paragraph-rsid="0017863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00pt" fo:language="en" fo:country="ZA" officeooo:rsid="00178637" officeooo:paragraph-rsid="00178637" style:font-size-asian="100pt" style:font-size-complex="10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pporters of </text:p>
      <text:p text:style-name="P2">First Past the Post</text:p>
      <text:p text:style-name="P1">(and other winner-take-all voting systems) </text:p>
      <text:p text:style-name="P2">will be composte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9-10-08T10:58:38.502808522</meta:creation-date>
    <meta:printed-by>Julien Lamarche</meta:printed-by>
    <meta:print-date>2019-10-08T11:03:47.207480851</meta:print-date>
    <dc:date>2019-10-08T21:53:23.597070983</dc:date>
    <dc:creator>Julien Lamarche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4" meta:character-count="93" meta:non-whitespace-character-count="81"/>
  </office:meta>
</office:document-meta>
</file>